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1f889" officeooo:paragraph-rsid="0001f889"/>
    </style:style>
    <style:style style:name="P2" style:family="paragraph" style:parent-style-name="Standard">
      <style:text-properties officeooo:rsid="0004101f" officeooo:paragraph-rsid="0004101f"/>
    </style:style>
    <style:style style:name="P3" style:family="paragraph" style:parent-style-name="Standard">
      <style:text-properties officeooo:rsid="000500be" officeooo:paragraph-rsid="000500be"/>
    </style:style>
    <style:style style:name="P4" style:family="paragraph" style:parent-style-name="Standard">
      <style:text-properties officeooo:rsid="00056227" officeooo:paragraph-rsid="00056227"/>
    </style:style>
    <style:style style:name="T1" style:family="text">
      <style:text-properties officeooo:rsid="000500be"/>
    </style:style>
    <style:style style:name="T2" style:family="text">
      <style:text-properties officeooo:rsid="000562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T SHIFT F = indenta tutto il documento</text:p>
      <text:p text:style-name="P1"/>
      <text:p text:style-name="P2">OGGETTI</text:p>
      <text:p text:style-name="P2"/>
      <text:p text:style-name="P2">sintassi </text:p>
      <text:p text:style-name="P2"/>
      <text:p text:style-name="P2">il nome dell’oggetto per convenzione ha la lettera maiuscola iniziale, mentre nelle function uso la minuscola</text:p>
      <text:p text:style-name="P2">Dichiaro che genero un oggetto a cui passo come deve essere cotruito</text:p>
      <text:p text:style-name="P2">function Person(nome, cognome, eta, colocchi,<text:span text:style-name="T2">sesso=”M”</text:span>) {</text:p>
      <text:p text:style-name="P2"><text:tab/>this.nomepers = nome;</text:p>
      <text:p text:style-name="P2"><text:tab/><text:span text:style-name="T1">this.cognome = cognome;</text:span></text:p>
      <text:p text:style-name="P2"><text:tab/><text:span text:style-name="T1">eta=eta;</text:span></text:p>
      <text:p text:style-name="P2"><text:tab/><text:span text:style-name="T2">sesso=sesso; </text:span></text:p>
      <text:p text:style-name="P2"><text:tab/><text:span text:style-name="T1">colocchi= colocchi;</text:span></text:p>
      <text:p text:style-name="P2"><text:tab/><text:span text:style-name="T1">altezza = 170 <text:s text:c="2"/>------→ parametro non obbligatorio metto un default</text:span></text:p>
      <text:p text:style-name="P2"/>
      <text:p text:style-name="P2">}</text:p>
      <text:p text:style-name="P2"/>
      <text:p text:style-name="P2">var papa = new Person(“John”,”Cittadini”,50, “blue”); </text:p>
      <text:p text:style-name="P2"/>
      <text:p text:style-name="P3">papa.altezza = 180;</text:p>
      <text:p text:style-name="P3"/>
      <text:p text:style-name="P4">il sesso posso non passarlo assume default M (usare per al massimo un parametro messo al fond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5:40:13.938618906</meta:creation-date>
    <dc:date>2019-01-24T09:22:29.993186690</dc:date>
    <meta:editing-duration>PT33M25S</meta:editing-duration>
    <meta:editing-cycles>5</meta:editing-cycles>
    <meta:generator>LibreOffice/5.2.7.2$Linux_X86_64 LibreOffice_project/20m0$Build-2</meta:generator>
    <meta:document-statistic meta:table-count="0" meta:image-count="0" meta:object-count="0" meta:page-count="1" meta:paragraph-count="16" meta:word-count="92" meta:character-count="616" meta:non-whitespace-character-count="530"/>
  </office:meta>
</office:document-meta>
</file>